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fo:orphans="2" fo:widows="2"/>
      <style:text-properties fo:font-weight="normal"/>
    </style:style>
    <style:style style:name="P2"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3"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4" style:family="paragraph" style:parent-style-name="Preformatted_20_Text">
      <style:paragraph-properties fo:orphans="2" fo:widows="2"/>
      <style:text-properties fo:font-variant="normal" fo:text-transform="none" fo:color="#000000" loext:opacity="100%" fo:letter-spacing="normal"/>
    </style:style>
    <style:style style:name="P5" style:family="paragraph" style:parent-style-name="Preformatted_20_Text">
      <style:paragraph-properties fo:text-align="start" style:justify-single-word="false"/>
      <style:text-properties fo:font-variant="normal" fo:text-transform="none" fo:color="#000000" loext:opacity="100%" fo:font-size="14pt" fo:letter-spacing="normal" fo:font-style="normal" fo:font-weight="normal" officeooo:rsid="00170a09" officeooo:paragraph-rsid="00170a09" style:font-size-asian="12.25pt" style:font-weight-asian="normal" style:font-size-complex="14pt" style:font-weight-complex="normal"/>
    </style:style>
    <style:style style:name="P6" style:family="paragraph" style:parent-style-name="Preformatted_20_Text">
      <style:paragraph-properties fo:text-align="start" style:justify-single-word="false"/>
      <style:text-properties fo:font-variant="normal" fo:text-transform="none" fo:color="#000000" loext:opacity="100%" fo:font-size="14pt" fo:letter-spacing="normal" fo:font-style="normal" fo:font-weight="normal" officeooo:rsid="00175ffa" officeooo:paragraph-rsid="00175ffa" style:font-size-asian="12.25pt" style:font-weight-asian="normal" style:font-size-complex="14pt" style:font-weight-complex="normal"/>
    </style:style>
    <style:style style:name="P7" style:family="paragraph" style:parent-style-name="Preformatted_20_Text">
      <style:paragraph-properties fo:text-align="start" style:justify-single-word="false"/>
      <style:text-properties fo:font-variant="normal" fo:text-transform="none" fo:color="#000000" loext:opacity="100%" fo:font-size="14pt" fo:letter-spacing="normal" fo:font-style="normal" fo:font-weight="normal" officeooo:rsid="00188fc3" officeooo:paragraph-rsid="00188fc3" style:font-size-asian="12.25pt" style:font-weight-asian="normal" style:font-size-complex="14pt" style:font-weight-complex="normal"/>
    </style:style>
    <style:style style:name="P8" style:family="paragraph" style:parent-style-name="Preformatted_20_Text">
      <style:paragraph-properties fo:orphans="2" fo:widows="2"/>
    </style:style>
    <style:style style:name="P9" style:family="paragraph" style:parent-style-name="Standard">
      <style:paragraph-properties fo:text-align="center" style:justify-single-word="false"/>
      <style:text-properties officeooo:paragraph-rsid="00175ffa"/>
    </style:style>
    <style:style style:name="P10"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font-weight="bold" style:font-size-asian="12.25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fo:font-weight="bold" officeooo:paragraph-rsid="0016a75c"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paragraph-rsid="0016a75c" style:font-size-asian="12.25pt" style:font-weight-asian="bold" style:font-size-complex="14pt" style:font-weight-complex="bold"/>
    </style:style>
    <style:style style:name="P14" style:family="paragraph" style:parent-style-name="Standard" style:list-style-name="L1">
      <style:paragraph-properties fo:text-align="center" style:justify-single-word="false"/>
      <style:text-properties fo:font-size="14pt" fo:font-weight="bold" officeooo:paragraph-rsid="0016a75c"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6a75c" officeooo:paragraph-rsid="0016a75c"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6a75c" officeooo:paragraph-rsid="0016a75c"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fo:font-size="14pt" fo:font-weight="bold" officeooo:rsid="00170a09" officeooo:paragraph-rsid="00170a09" style:font-size-asian="12.25pt" style:font-weight-asian="bold" style:font-size-complex="14pt" style:font-weight-complex="bold"/>
    </style:style>
    <style:style style:name="P18" style:family="paragraph" style:parent-style-name="Standard">
      <style:paragraph-properties fo:text-align="center" style:justify-single-word="false"/>
      <style:text-properties fo:font-size="14pt" fo:font-weight="bold" officeooo:rsid="00170a09" officeooo:paragraph-rsid="00170a09" style:font-size-asian="12.25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75ffa" officeooo:paragraph-rsid="00175ffa" style:font-size-asian="12.25pt" style:font-weight-asian="bold" style:font-size-complex="14pt" style:font-weight-complex="bold"/>
    </style:style>
    <style:style style:name="P20" style:family="paragraph" style:parent-style-name="Standard" style:list-style-name="L1">
      <style:paragraph-properties fo:text-align="start" style:justify-single-word="false"/>
      <style:text-properties fo:font-size="14pt" fo:font-weight="bold" officeooo:rsid="00175ffa" officeooo:paragraph-rsid="00175ffa" style:font-size-asian="12.25pt" style:font-weight-asian="bold" style:font-size-complex="14pt" style:font-weight-complex="bold"/>
    </style:style>
    <style:style style:name="P21" style:family="paragraph" style:parent-style-name="Standard" style:list-style-name="L1">
      <style:paragraph-properties fo:text-align="start" style:justify-single-word="false"/>
      <style:text-properties fo:font-size="14pt" fo:font-weight="bold" officeooo:rsid="00188fc3" officeooo:paragraph-rsid="00188fc3"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bold" officeooo:rsid="00188fc3" officeooo:paragraph-rsid="00188fc3"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normal" officeooo:rsid="0016a75c" officeooo:paragraph-rsid="0016a75c"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170a09" officeooo:paragraph-rsid="00170a0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175ffa" officeooo:paragraph-rsid="00175ff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normal" officeooo:rsid="00188fc3" officeooo:paragraph-rsid="00188fc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use-window-font-color="true" loext:opacity="0%" fo:font-size="14pt" fo:font-weight="normal" officeooo:paragraph-rsid="0016a75c" style:font-size-asian="12.25pt" style:font-weight-asian="normal" style:font-size-complex="14pt" style:font-weight-complex="normal"/>
    </style:style>
    <style:style style:name="P28" style:family="paragraph" style:parent-style-name="Standard">
      <style:paragraph-properties fo:text-align="start" style:justify-single-word="false" fo:break-before="page"/>
      <style:text-properties style:use-window-font-color="true" loext:opacity="0%" fo:font-size="14pt" fo:font-weight="normal" officeooo:paragraph-rsid="0016a75c"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style:use-window-font-color="true" loext:opacity="0%" fo:font-size="14pt" fo:font-weight="bold" officeooo:rsid="0016a75c" officeooo:paragraph-rsid="0016a75c"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2pt" fo:font-weight="normal" officeooo:rsid="0016a75c" officeooo:paragraph-rsid="0016a75c" style:font-size-asian="10.5pt" style:font-weight-asian="normal" style:font-size-complex="12pt" style:font-weight-complex="normal"/>
    </style:style>
    <style:style style:name="P31" style:family="paragraph" style:parent-style-name="Standard">
      <style:paragraph-properties fo:text-align="start" style:justify-single-word="false" fo:break-before="page"/>
      <style:text-properties fo:font-size="12pt" fo:font-weight="normal" officeooo:rsid="0016a75c" officeooo:paragraph-rsid="0016a75c" style:font-size-asian="10.5pt" style:font-weight-asian="normal" style:font-size-complex="12pt" style:font-weight-complex="normal"/>
    </style:style>
    <style:style style:name="T1" style:family="text">
      <style:text-properties fo:color="#c9211e" loext:opacity="100%" officeooo:rsid="0016a75c"/>
    </style:style>
    <style:style style:name="T2" style:family="text">
      <style:text-properties style:use-window-font-color="true" loext:opacity="0%" fo:font-weight="normal" style:font-weight-asian="normal" style:font-weight-complex="normal"/>
    </style:style>
    <style:style style:name="T3" style:family="text">
      <style:text-properties fo:font-style="normal" fo:font-weight="normal"/>
    </style:style>
    <style:style style:name="T4" style:family="text">
      <style:text-properties fo:font-variant="normal" fo:text-transform="none" fo:color="#000000" loext:opacity="100%" fo:letter-spacing="normal" fo:font-style="normal"/>
    </style:style>
    <style:style style:name="T5" style:family="text">
      <style:text-properties officeooo:rsid="00175ffa"/>
    </style:style>
    <style:style style:name="T6" style:family="text">
      <style:text-properties fo:font-weight="bold" officeooo:rsid="00175ffa"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86012412" text:style-name="L1">
        <text:list-item>
          <text:p text:style-name="P12">Create "Hello World" application. That will display "Hello World" in the middle of the screen in the red color with white background.</text:p>
          <text:p text:style-name="P12"/>
          <text:p text:style-name="P14"><text:span text:style-name="T1">Java file</text:span></text:p>
          <text:p text:style-name="P12"><text:span text:style-name="T2">package com.example.first;</text:span></text:p>
        </text:list-item>
      </text:list>
      <text:p text:style-name="P27"/>
      <text:p text:style-name="P27">import androidx.appcompat.app.AppCompatActivity;</text:p>
      <text:p text:style-name="P27"/>
      <text:p text:style-name="P27">import android.os.Bundle;</text:p>
      <text:p text:style-name="P27"/>
      <text:p text:style-name="P27">public class MainActivity extends AppCompatActivity {</text:p>
      <text:p text:style-name="P27"/>
      <text:p text:style-name="P27"><text:s text:c="4"/>@Override</text:p>
      <text:p text:style-name="P27"><text:s text:c="4"/>protected void onCreate(Bundle savedInstanceState) {</text:p>
      <text:p text:style-name="P27"><text:s text:c="8"/>super.onCreate(savedInstanceState);</text:p>
      <text:p text:style-name="P27"><text:s text:c="8"/>setContentView(R.layout.activity_main);</text:p>
      <text:p text:style-name="P27"><text:s text:c="4"/>}</text:p>
      <text:p text:style-name="P27">}</text:p>
      <text:p text:style-name="P27"/>
      <text:p text:style-name="P29">xml file</text:p>
      <text:p text:style-name="P27">&lt;androidx.appcompat.widget.LinearLayoutCompat xmlns:android="http://schemas.android.com/apk/res/android"</text:p>
      <text:p text:style-name="P27"><text:s text:c="4"/>xmlns:app="http://schemas.android.com/apk/res-auto"</text:p>
      <text:p text:style-name="P27"><text:s text:c="4"/>xmlns:tools="http://schemas.android.com/tools"</text:p>
      <text:p text:style-name="P27"><text:s text:c="4"/>android:layout_width="match_parent"</text:p>
      <text:p text:style-name="P27"><text:s text:c="4"/>android:layout_height="match_parent"</text:p>
      <text:p text:style-name="P27"><text:s text:c="4"/>android:background="@android:color/holo_blue_light"</text:p>
      <text:p text:style-name="P27"><text:s text:c="4"/>tools:context=".MainActivity"&gt;</text:p>
      <text:p text:style-name="P27"/>
      <text:p text:style-name="P27"><text:s text:c="4"/>&lt;TextView</text:p>
      <text:p text:style-name="P27"><text:s text:c="8"/>android:layout_width="match_parent"</text:p>
      <text:p text:style-name="P27"><text:s text:c="8"/>android:layout_height="match_parent"</text:p>
      <text:p text:style-name="P27"><text:s text:c="8"/>android:gravity="center"</text:p>
      <text:p text:style-name="P27"><text:s text:c="8"/>android:textSize="25sp"</text:p>
      <text:p text:style-name="P27"><text:s text:c="8"/>android:textStyle="bold"</text:p>
      <text:p text:style-name="P27"><text:s text:c="8"/>android:text="Hello World!"</text:p>
      <text:p text:style-name="P27"><text:s text:c="8"/>app:layout_constraintBottom_toBottomOf="parent"</text:p>
      <text:p text:style-name="P27"><text:s text:c="8"/>app:layout_constraintEnd_toEndOf="parent"</text:p>
      <text:p text:style-name="P27"><text:s text:c="8"/>app:layout_constraintStart_toStartOf="parent"</text:p>
      <text:p text:style-name="P27"><text:s text:c="8"/>app:layout_constraintTop_toTopOf="parent" /&gt;</text:p>
      <text:p text:style-name="P27"/>
      <text:p text:style-name="P27">&lt;/androidx.appcompat.widget.LinearLayoutCompat&gt;</text:p>
      <text:p text:style-name="P27"/>
      <text:p text:style-name="P28"/>
      <text:list xml:id="list10151429791156" text:continue-numbering="true" text:style-name="L1">
        <text:list-item>
          <text:p text:style-name="P11">Create My_info application. That will display your name, qualification, contact num, email id and address with background colorgray. All details must have different color. (using XML) Change color of above program using java code.</text:p>
        </text:list-item>
      </text:list>
      <text:p text:style-name="P13"/>
      <text:p text:style-name="P15">Java Code</text:p>
      <text:p text:style-name="P15"/>
      <text:p text:style-name="P23">package com.example.lab_2;</text:p>
      <text:p text:style-name="P23"/>
      <text:p text:style-name="P23">import androidx.appcompat.app.AppCompatActivity;</text:p>
      <text:p text:style-name="P23"/>
      <text:p text:style-name="P23">import android.os.Bundle;</text:p>
      <text:p text:style-name="P23"/>
      <text:p text:style-name="P23">public class MainActivity extends AppCompatActivity {</text:p>
      <text:p text:style-name="P23"/>
      <text:p text:style-name="P23"><text:s text:c="4"/>@Override</text:p>
      <text:p text:style-name="P23"><text:s text:c="4"/>protected void onCreate(Bundle savedInstanceState) {</text:p>
      <text:p text:style-name="P23"><text:s text:c="8"/>super.onCreate(savedInstanceState);</text:p>
      <text:p text:style-name="P23"><text:s text:c="8"/>setContentView(R.layout.activity_main);</text:p>
      <text:p text:style-name="P23"><text:s text:c="4"/>}</text:p>
      <text:p text:style-name="P23">}</text:p>
      <text:p text:style-name="P16"/>
      <text:p text:style-name="P15">XML Code</text:p>
      <text:p text:style-name="P15"/>
      <text:p text:style-name="P30">&lt;TextView</text:p>
      <text:p text:style-name="P30"><text:s text:c="8"/>android:layout_width="wrap_content"</text:p>
      <text:p text:style-name="P30"><text:s text:c="8"/>android:layout_height="wrap_content"</text:p>
      <text:p text:style-name="P30"><text:s text:c="8"/>android:text="\nMy Information\n"</text:p>
      <text:p text:style-name="P30"><text:s text:c="8"/>android:layout_gravity="center"</text:p>
      <text:p text:style-name="P30"><text:s text:c="8"/>android:textStyle="bold"</text:p>
      <text:p text:style-name="P30"><text:s text:c="8"/>android:textSize="30dp"</text:p>
      <text:p text:style-name="P30"><text:s text:c="8"/>android:textColor="@color/blue"</text:p>
      <text:p text:style-name="P30"><text:s text:c="8"/>app:layout_constraintBottom_toBottomOf="parent"</text:p>
      <text:p text:style-name="P30"><text:s text:c="8"/>app:layout_constraintEnd_toEndOf="parent"</text:p>
      <text:p text:style-name="P30"><text:s text:c="8"/>app:layout_constraintStart_toStartOf="parent"</text:p>
      <text:p text:style-name="P30"><text:s text:c="8"/>app:layout_constraintTop_toTopOf="parent" /&gt;</text:p>
      <text:p text:style-name="P30"/>
      <text:p text:style-name="P30"><text:s text:c="4"/>&lt;EditText</text:p>
      <text:p text:style-name="P30"><text:s text:c="8"/>android:layout_width="wrap_content"</text:p>
      <text:p text:style-name="P30"><text:s text:c="8"/>android:layout_height="wrap_content"</text:p>
      <text:p text:style-name="P30"><text:s text:c="8"/>android:layout_margin="10dp"</text:p>
      <text:p text:style-name="P30"><text:s text:c="8"/>android:textColor="@color/blue"</text:p>
      <text:p text:style-name="P30"><text:s text:c="8"/>android:ems="40"</text:p>
      <text:p text:style-name="P30"><text:s text:c="8"/>android:hint="Name"</text:p>
      <text:p text:style-name="P30"><text:s text:c="8"/>android:id="@+id/name"/&gt;</text:p>
      <text:p text:style-name="P30"/>
      <text:p text:style-name="P30"><text:s text:c="4"/>&lt;EditText</text:p>
      <text:p text:style-name="P30"><text:soft-page-break/><text:s text:c="8"/>android:layout_width="wrap_content"</text:p>
      <text:p text:style-name="P30"><text:s text:c="8"/>android:layout_height="wrap_content"</text:p>
      <text:p text:style-name="P30"><text:s text:c="8"/>android:layout_margin="10dp"</text:p>
      <text:p text:style-name="P30"><text:s text:c="8"/>android:textColor="@color/red"</text:p>
      <text:p text:style-name="P30"><text:s text:c="8"/>android:ems="40"</text:p>
      <text:p text:style-name="P30"><text:s text:c="8"/>android:hint="Qualification"</text:p>
      <text:p text:style-name="P30"><text:s text:c="8"/>android:id="@+id/qua"/&gt;</text:p>
      <text:p text:style-name="P30"/>
      <text:p text:style-name="P30"><text:s text:c="4"/>&lt;EditText</text:p>
      <text:p text:style-name="P30"><text:s text:c="8"/>android:layout_width="wrap_content"</text:p>
      <text:p text:style-name="P30"><text:s text:c="8"/>android:layout_height="wrap_content"</text:p>
      <text:p text:style-name="P30"><text:s text:c="8"/>android:layout_margin="10dp"</text:p>
      <text:p text:style-name="P30"><text:s text:c="8"/>android:textColor="@color/yellow"</text:p>
      <text:p text:style-name="P30"><text:s text:c="8"/>android:ems="40"</text:p>
      <text:p text:style-name="P30"><text:s text:c="8"/>android:hint="Email ID"</text:p>
      <text:p text:style-name="P30"><text:s text:c="8"/>android:id="@+id/email"/&gt;</text:p>
      <text:p text:style-name="P30"/>
      <text:p text:style-name="P30"><text:s text:c="4"/>&lt;EditText</text:p>
      <text:p text:style-name="P30"><text:s text:c="8"/>android:layout_width="wrap_content"</text:p>
      <text:p text:style-name="P30"><text:s text:c="8"/>android:layout_height="wrap_content"</text:p>
      <text:p text:style-name="P30"><text:s text:c="8"/>android:layout_margin="10dp"</text:p>
      <text:p text:style-name="P30"><text:s text:c="8"/>android:textColor="@color/purple_200"</text:p>
      <text:p text:style-name="P30"><text:s text:c="8"/>android:ems="40"</text:p>
      <text:p text:style-name="P30"><text:s text:c="8"/>android:hint="Contact Number"</text:p>
      <text:p text:style-name="P30"><text:s text:c="8"/>android:inputType="number"</text:p>
      <text:p text:style-name="P30"><text:s text:c="8"/>android:id="@+id/con"/&gt;</text:p>
      <text:p text:style-name="P30"/>
      <text:p text:style-name="P30"><text:s text:c="4"/>&lt;EditText</text:p>
      <text:p text:style-name="P30"><text:s text:c="8"/>android:layout_width="wrap_content"</text:p>
      <text:p text:style-name="P30"><text:s text:c="8"/>android:layout_height="wrap_content"</text:p>
      <text:p text:style-name="P30"><text:s text:c="8"/>android:layout_margin="10dp"</text:p>
      <text:p text:style-name="P30"><text:s text:c="8"/>android:textColor="@color/teal_200"</text:p>
      <text:p text:style-name="P30"><text:s text:c="8"/>android:ems="40"</text:p>
      <text:p text:style-name="P30"><text:s text:c="8"/>android:hint="Address"</text:p>
      <text:p text:style-name="P30"><text:s text:c="8"/>android:id="@+id/add"/&gt;</text:p>
      <text:p text:style-name="P30"/>
      <text:p text:style-name="P30"><text:s text:c="4"/>&lt;Button</text:p>
      <text:p text:style-name="P30"><text:s text:c="8"/>android:layout_width="wrap_content"</text:p>
      <text:p text:style-name="P30"><text:s text:c="8"/>android:layout_height="wrap_content"</text:p>
      <text:p text:style-name="P30"><text:s text:c="8"/>android:layout_gravity="center"</text:p>
      <text:p text:style-name="P30"><text:s text:c="8"/>android:layout_margin="25dp"</text:p>
      <text:p text:style-name="P30"><text:s text:c="8"/>android:text="Submit"</text:p>
      <text:p text:style-name="P30"><text:s text:c="8"/>android:id="@+id/button" /&gt;</text:p>
      <text:p text:style-name="P31"/>
      <text:list xml:id="list10149405831107" text:continue-numbering="true" text:style-name="L1">
        <text:list-item>
          <text:p text:style-name="P11">Write a program to demonstrate life cycle of activity in android.</text:p>
        </text:list-item>
      </text:list>
      <text:p text:style-name="P10"/>
      <text:p text:style-name="P15">Java Code</text:p>
      <text:p text:style-name="P5">import androidx.appcompat.app.AppCompatActivity;</text:p>
      <text:p text:style-name="P8"/>
      <text:p text:style-name="P2">import android.os.Bundle;</text:p>
      <text:p text:style-name="P2">import android.util.Log;</text:p>
      <text:p text:style-name="P8"/>
      <text:p text:style-name="P2">public class MainActivity extends AppCompatActivity {</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4"><text:s text:c="8"/><text:span text:style-name="T3">Log.d("lifecycle", "onCreate invoked");</text:span></text:p>
      <text:p text:style-name="P4"><text:s text:c="4"/><text:span text:style-name="T3">}</text:span></text:p>
      <text:p text:style-name="P4"><text:s text:c="4"/><text:span text:style-name="T3">@Override</text:span></text:p>
      <text:p text:style-name="P4"><text:s text:c="4"/><text:span text:style-name="T3">protected void onStart() {</text:span></text:p>
      <text:p text:style-name="P4"><text:s text:c="8"/><text:span text:style-name="T3">super.onStart();</text:span></text:p>
      <text:p text:style-name="P4"><text:s text:c="8"/><text:span text:style-name="T3">Log.d("lifecycle", "onStart invoked");</text:span></text:p>
      <text:p text:style-name="P4"><text:s text:c="4"/><text:span text:style-name="T3">}</text:span></text:p>
      <text:p text:style-name="P4"><text:s text:c="4"/><text:span text:style-name="T3">@Override</text:span></text:p>
      <text:p text:style-name="P4"><text:s text:c="4"/><text:span text:style-name="T3">protected void onResume() {</text:span></text:p>
      <text:p text:style-name="P4"><text:s text:c="8"/><text:span text:style-name="T3">super.onResume();</text:span></text:p>
      <text:p text:style-name="P4"><text:s text:c="8"/><text:span text:style-name="T3">Log.d("lifecycle", "onResume invoked");</text:span></text:p>
      <text:p text:style-name="P4"><text:s text:c="4"/><text:span text:style-name="T3">}</text:span></text:p>
      <text:p text:style-name="P4"><text:s text:c="4"/><text:span text:style-name="T3">@Override</text:span></text:p>
      <text:p text:style-name="P4"><text:s text:c="4"/><text:span text:style-name="T3">protected void onPause() {</text:span></text:p>
      <text:p text:style-name="P4"><text:s text:c="8"/><text:span text:style-name="T3">super.onPause();</text:span></text:p>
      <text:p text:style-name="P4"><text:s text:c="8"/><text:span text:style-name="T3">Log.d("lifecycle", "onPause invoked");</text:span></text:p>
      <text:p text:style-name="P4"><text:s text:c="4"/><text:span text:style-name="T3">}</text:span></text:p>
      <text:p text:style-name="P4"><text:s text:c="4"/><text:span text:style-name="T3">@Override</text:span></text:p>
      <text:p text:style-name="P4"><text:s text:c="4"/><text:span text:style-name="T3">protected void onStop() {</text:span></text:p>
      <text:p text:style-name="P4"><text:s text:c="8"/><text:span text:style-name="T3">super.onStop();</text:span></text:p>
      <text:p text:style-name="P4"><text:s text:c="8"/><text:span text:style-name="T3">Log.d("lifecycle", "onStop invoked");</text:span></text:p>
      <text:p text:style-name="P4"><text:s text:c="4"/><text:span text:style-name="T3">}</text:span></text:p>
      <text:p text:style-name="P4"><text:s text:c="4"/><text:span text:style-name="T3">@Override</text:span></text:p>
      <text:p text:style-name="P4"><text:s text:c="4"/><text:span text:style-name="T3">protected void onRestart() {</text:span></text:p>
      <text:p text:style-name="P4"><text:s text:c="8"/><text:span text:style-name="T3">super.onRestart();</text:span></text:p>
      <text:p text:style-name="P4"><text:s text:c="8"/><text:span text:style-name="T3">Log.d("lifecycle", "onRestart invoked");</text:span></text:p>
      <text:p text:style-name="P4"><text:s text:c="4"/><text:span text:style-name="T3">}</text:span></text:p>
      <text:p text:style-name="P4"><text:s text:c="4"/><text:span text:style-name="T3">@Override</text:span></text:p>
      <text:p text:style-name="P4"><text:s text:c="4"/><text:span text:style-name="T3">protected void onDestroy() {</text:span></text:p>
      <text:p text:style-name="P4"><text:s text:c="8"/><text:span text:style-name="T3">super.onDestroy();</text:span></text:p>
      <text:p text:style-name="P4"><text:s text:c="8"/><text:span text:style-name="T3">Log.d("lifecycle", "onDestroy invoked");</text:span></text:p>
      <text:p text:style-name="P4"><text:s text:c="4"/><text:span text:style-name="T3">}</text:span></text:p>
      <text:p text:style-name="P1"><text:span text:style-name="T4">}</text:span></text:p>
      <text:list xml:id="list10149852467476" text:continue-numbering="true" text:style-name="L1">
        <text:list-item>
          <text:p text:style-name="P11">Create an application that designs a layout with a text box and button named submit. The user should enter the text in the text box. When the submit button is clicked than the text in the text box should be displayed in the toast.</text:p>
        </text:list-item>
      </text:list>
      <text:p text:style-name="P10"/>
      <text:p text:style-name="P18">Java Code</text:p>
      <text:p text:style-name="P5">public class MainActivity extends AppCompatActivity {</text:p>
      <text:p text:style-name="P8"/>
      <text:p text:style-name="P4"><text:s text:c="4"/><text:span text:style-name="T3">EditText text;</text:span></text:p>
      <text:p text:style-name="P4"><text:s text:c="4"/><text:span text:style-name="T3">Button button;</text:span></text:p>
      <text:p text:style-name="P8"><text:soft-page-break/></text:p>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text = (EditText) findViewById(R.id.text1);</text:span></text:p>
      <text:p text:style-name="P4"><text:s text:c="8"/><text:span text:style-name="T3">button = (Button) findViewById(R.id.button1);</text:span></text:p>
      <text:p text:style-name="P8"/>
      <text:p text:style-name="P4"><text:s text:c="8"/><text:span text:style-name="T3">butto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 s = text.getText().toString();</text:span></text:p>
      <text:p text:style-name="P4"><text:s text:c="16"/><text:span text:style-name="T3">Toast.makeText(getApplicationContext(), s, Toast.LENGTH_LONG).show();</text:span></text:p>
      <text:p text:style-name="P4"><text:s text:c="12"/><text:span text:style-name="T3">}</text:span></text:p>
      <text:p text:style-name="P4"><text:s text:c="8"/><text:span text:style-name="T3">});</text:span></text:p>
      <text:p text:style-name="P4"><text:s text:c="4"/><text:span text:style-name="T3">}</text:span></text:p>
      <text:p text:style-name="P3">}</text:p>
      <text:p text:style-name="P18">XML Code</text:p>
      <text:list xml:id="list10151021820930" text:continue-numbering="true" text:style-name="L1">
        <text:list-item>
          <text:p text:style-name="P17">Create an android application named ³Arithmetic_op´which perform all basic arithmetic operation like addition, subtraction, multiplication and division.</text:p>
        </text:list-item>
      </text:list>
      <text:p text:style-name="P18">Java Code</text:p>
      <text:p text:style-name="P5">public class MainActivity extends AppCompatActivity {</text:p>
      <text:p text:style-name="P4"><text:s text:c="4"/><text:span text:style-name="T3">EditText num1, num2;</text:span></text:p>
      <text:p text:style-name="P4"><text:s text:c="4"/><text:span text:style-name="T3">TextView output;</text:span></text:p>
      <text:p text:style-name="P4"><text:s text:c="4"/><text:span text:style-name="T3">Button btn1, btn2, btn3, btn4;</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num1 = (EditText) findViewById(R.id.edittext1);</text:span></text:p>
      <text:p text:style-name="P4"><text:s text:c="8"/><text:span text:style-name="T3">num2 = (EditText) findViewById(R.id.edittext2);</text:span></text:p>
      <text:p text:style-name="P4"><text:s text:c="8"/><text:span text:style-name="T3">output = (TextView) findViewById(R.id.output);</text:span></text:p>
      <text:p text:style-name="P4"><text:s text:c="8"/><text:span text:style-name="T3">btn1 = (Button) findViewById(R.id.add);</text:span></text:p>
      <text:p text:style-name="P4"><text:s text:c="8"/><text:span text:style-name="T3">btn2 = (Button) findViewById(R.id.sub);</text:span></text:p>
      <text:p text:style-name="P4"><text:s text:c="8"/><text:span text:style-name="T3">btn3 = (Button) findViewById(R.id.mul);</text:span></text:p>
      <text:p text:style-name="P4"><text:s text:c="8"/><text:span text:style-name="T3">btn4 = (Button) findViewById(R.id.div);</text:span></text:p>
      <text:p text:style-name="P8"/>
      <text:p text:style-name="P4"><text:s text:c="8"/><text:span text:style-name="T3">btn1.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 s1 = num1.getText().toString();</text:span></text:p>
      <text:p text:style-name="P4"><text:s text:c="16"/><text:span text:style-name="T3">String s2 = num2.getText().toString();</text:span></text:p>
      <text:p text:style-name="P4"><text:s text:c="16"/><text:span text:style-name="T3">int a = Integer.parseInt(s1);</text:span></text:p>
      <text:p text:style-name="P4"><text:s text:c="16"/><text:span text:style-name="T3">int b = Integer.parseInt(s2);</text:span></text:p>
      <text:p text:style-name="P4"><text:s text:c="16"/><text:span text:style-name="T3">int c = a + b;</text:span></text:p>
      <text:p text:style-name="P8"/>
      <text:p text:style-name="P4"><text:s text:c="16"/><text:span text:style-name="T3">output.setText("Addition is -&gt; "+Integer.toString(c));</text:span></text:p>
      <text:p text:style-name="P4"><text:s text:c="12"/><text:span text:style-name="T3">}</text:span></text:p>
      <text:p text:style-name="P4"><text:s text:c="8"/><text:span text:style-name="T3">});</text:span></text:p>
      <text:p text:style-name="P8"/>
      <text:p text:style-name="P4"><text:s text:c="8"/><text:span text:style-name="T3">btn2.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 s1 = num1.getText().toString();</text:span></text:p>
      <text:p text:style-name="P4"><text:s text:c="16"/><text:span text:style-name="T3">String s2 = num2.getText().toString();</text:span></text:p>
      <text:p text:style-name="P4"><text:soft-page-break/><text:s text:c="16"/><text:span text:style-name="T3">int a = Integer.parseInt(s1);</text:span></text:p>
      <text:p text:style-name="P4"><text:s text:c="16"/><text:span text:style-name="T3">int b = Integer.parseInt(s2);</text:span></text:p>
      <text:p text:style-name="P4"><text:s text:c="16"/><text:span text:style-name="T3">int c = a - b;</text:span></text:p>
      <text:p text:style-name="P8"/>
      <text:p text:style-name="P4"><text:s text:c="16"/><text:span text:style-name="T3">output.setText("Substraction is -&gt; "+Integer.toString(c));</text:span></text:p>
      <text:p text:style-name="P4"><text:s text:c="12"/><text:span text:style-name="T3">}</text:span></text:p>
      <text:p text:style-name="P4"><text:s text:c="8"/><text:span text:style-name="T3">});</text:span></text:p>
      <text:p text:style-name="P8"/>
      <text:p text:style-name="P4"><text:s text:c="8"/><text:span text:style-name="T3">btn3.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 s1 = num1.getText().toString();</text:span></text:p>
      <text:p text:style-name="P4"><text:s text:c="16"/><text:span text:style-name="T3">String s2 = num2.getText().toString();</text:span></text:p>
      <text:p text:style-name="P4"><text:s text:c="16"/><text:span text:style-name="T3">int a = Integer.parseInt(s1);</text:span></text:p>
      <text:p text:style-name="P4"><text:s text:c="16"/><text:span text:style-name="T3">int b = Integer.parseInt(s2);</text:span></text:p>
      <text:p text:style-name="P4"><text:s text:c="16"/><text:span text:style-name="T3">int c = a * b;</text:span></text:p>
      <text:p text:style-name="P8"/>
      <text:p text:style-name="P4"><text:s text:c="16"/><text:span text:style-name="T3">output.setText("Multiplication is -&gt; "+Integer.toString(c));</text:span></text:p>
      <text:p text:style-name="P4"><text:s text:c="12"/><text:span text:style-name="T3">}</text:span></text:p>
      <text:p text:style-name="P4"><text:s text:c="8"/><text:span text:style-name="T3">});</text:span></text:p>
      <text:p text:style-name="P8"/>
      <text:p text:style-name="P4"><text:s text:c="8"/><text:span text:style-name="T3">btn4.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 s1 = num1.getText().toString();</text:span></text:p>
      <text:p text:style-name="P4"><text:s text:c="16"/><text:span text:style-name="T3">String s2 = num2.getText().toString();</text:span></text:p>
      <text:p text:style-name="P4"><text:s text:c="16"/><text:span text:style-name="T3">int a = Integer.parseInt(s1);</text:span></text:p>
      <text:p text:style-name="P4"><text:s text:c="16"/><text:span text:style-name="T3">int b = Integer.parseInt(s2);</text:span></text:p>
      <text:p text:style-name="P4"><text:s text:c="16"/><text:span text:style-name="T3">int c = a / b;</text:span></text:p>
      <text:p text:style-name="P8"/>
      <text:p text:style-name="P4"><text:s text:c="16"/><text:span text:style-name="T3">output.setText("Division is -&gt; "+Integer.toString(c));</text:span></text:p>
      <text:p text:style-name="P4"><text:s text:c="12"/><text:span text:style-name="T3">}</text:span></text:p>
      <text:p text:style-name="P4"><text:s text:c="8"/><text:span text:style-name="T3">});</text:span></text:p>
      <text:p text:style-name="P8"/>
      <text:p text:style-name="P4"><text:s text:c="4"/><text:span text:style-name="T3">}</text:span></text:p>
      <text:p text:style-name="P3">}</text:p>
      <text:p text:style-name="P18">XML Code</text:p>
      <text:list xml:id="list10150866437263" text:continue-numbering="true" text:style-name="L1">
        <text:list-item>
          <text:p text:style-name="P17">Create simple program which show the use of auto complete text view.</text:p>
        </text:list-item>
      </text:list>
      <text:p text:style-name="P18">Java Code</text:p>
      <text:p text:style-name="P5">public class MainActivity extends AppCompatActivity {</text:p>
      <text:p text:style-name="P4"><text:s text:c="4"/><text:span text:style-name="T3">AutoCompleteTextView text;</text:span></text:p>
      <text:p text:style-name="P4"><text:s text:c="4"/><text:span text:style-name="T3">String name[] = {"Aman", "Singh", "Roshni", "Parul", "University"};</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text = (AutoCompleteTextView) findViewById(R.id.textview1);</text:span></text:p>
      <text:p text:style-name="P4"><text:s text:c="8"/><text:span text:style-name="T3">ArrayAdapter adapter = new ArrayAdapter(MainActivity.this, android.R.layout.select_dialog_item, name);</text:span></text:p>
      <text:p text:style-name="P4"><text:s text:c="8"/><text:span text:style-name="T3">text.setAdapter(adapter);</text:span></text:p>
      <text:p text:style-name="P4"><text:s text:c="8"/><text:span text:style-name="T3">text.setThreshold(1);</text:span></text:p>
      <text:p text:style-name="P4"><text:s text:c="4"/><text:span text:style-name="T3">}</text:span></text:p>
      <text:p text:style-name="P3">}</text:p>
      <text:p text:style-name="P18">XML Code</text:p>
      <text:p text:style-name="P24"/>
      <text:p text:style-name="P24"/>
      <text:list xml:id="list10150931663801" text:continue-numbering="true" text:style-name="L1">
        <text:list-item>
          <text:p text:style-name="P17"><text:soft-page-break/>Create sample application with login module.(Check username and password) On successful login, go to next screen. And on failing login, alert user using Toast. Also pass username to next screen.</text:p>
        </text:list-item>
      </text:list>
      <text:p text:style-name="P18">Java Code</text:p>
      <text:p text:style-name="P5">public class MainActivity extends AppCompatActivity {</text:p>
      <text:p text:style-name="P4"><text:s text:c="4"/><text:span text:style-name="T3">EditText user, pass;</text:span></text:p>
      <text:p text:style-name="P4"><text:s text:c="4"/><text:span text:style-name="T3">Button bt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user = (EditText) findViewById(R.id.username);</text:span></text:p>
      <text:p text:style-name="P4"><text:s text:c="8"/><text:span text:style-name="T3">pass = (EditText) findViewById(R.id.password);</text:span></text:p>
      <text:p text:style-name="P4"><text:s text:c="8"/><text:span text:style-name="T3">btn = (Button) findViewById(R.id.login);</text:span></text:p>
      <text:p text:style-name="P8"/>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if (user.getText().toString().equals("Admin") &amp;&amp; pass.getText().toString().equals("Admin")) {</text:span></text:p>
      <text:p text:style-name="P4"><text:s text:c="20"/><text:span text:style-name="T3">Toast.makeText(getApplicationContext(), "Login Successful", Toast.LENGTH_LONG).show();</text:span></text:p>
      <text:p text:style-name="P8"/>
      <text:p text:style-name="P4"><text:s text:c="20"/><text:span text:style-name="T3">openActivity2();</text:span></text:p>
      <text:p text:style-name="P4"><text:s text:c="16"/><text:span text:style-name="T3">}</text:span></text:p>
      <text:p text:style-name="P4"><text:s text:c="16"/><text:span text:style-name="T3">else {</text:span></text:p>
      <text:p text:style-name="P4"><text:s text:c="20"/><text:span text:style-name="T3">Toast.makeText(getApplicationContext(), "Invalid Credentials", Toast.LENGTH_LONG).show();</text:span></text:p>
      <text:p text:style-name="P4"><text:s text:c="16"/><text:span text:style-name="T3">}</text:span></text:p>
      <text:p text:style-name="P4"><text:s text:c="12"/><text:span text:style-name="T3">}</text:span></text:p>
      <text:p text:style-name="P4"><text:s text:c="8"/><text:span text:style-name="T3">});</text:span></text:p>
      <text:p text:style-name="P4"><text:s text:c="4"/><text:span text:style-name="T3">}</text:span></text:p>
      <text:p text:style-name="P8"/>
      <text:p text:style-name="P4"><text:s text:c="4"/><text:span text:style-name="T3">public void openActivity2() {</text:span></text:p>
      <text:p text:style-name="P4"><text:s text:c="8"/><text:span text:style-name="T3">Intent i = new Intent(this, Activity2.class);</text:span></text:p>
      <text:p text:style-name="P4"><text:s text:c="8"/><text:span text:style-name="T3">i.putExtra("usr", user.getText().toString());</text:span></text:p>
      <text:p text:style-name="P4"><text:s text:c="8"/><text:span text:style-name="T3">i.putExtra("pas", pass.getText().toString());</text:span></text:p>
      <text:p text:style-name="P4"><text:s text:c="8"/><text:span text:style-name="T3">startActivity(i);</text:span></text:p>
      <text:p text:style-name="P4"><text:s text:c="4"/><text:span text:style-name="T3">}</text:span></text:p>
      <text:p text:style-name="P3">}</text:p>
      <text:p text:style-name="P18">XML Code</text:p>
      <text:list xml:id="list10151099711571" text:continue-numbering="true" text:style-name="L1">
        <text:list-item>
          <text:p text:style-name="P17">Create login application where you will have to validate Email ID (UserName). Till the user name and password is not validated, login button should remain disabled.</text:p>
        </text:list-item>
      </text:list>
      <text:p text:style-name="P18">Java Code</text:p>
      <text:p text:style-name="P5">public class MainActivity extends AppCompatActivity {</text:p>
      <text:p text:style-name="P4"><text:s text:c="4"/><text:span text:style-name="T3">Button btn;</text:span></text:p>
      <text:p text:style-name="P4"><text:s text:c="4"/><text:span text:style-name="T3">EditText user, pass;</text:span></text:p>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user = (EditText) findViewById(R.id.email);</text:span></text:p>
      <text:p text:style-name="P4"><text:s text:c="8"/><text:span text:style-name="T3">pass = (EditText) findViewById(R.id.email);</text:span></text:p>
      <text:p text:style-name="P4"><text:s text:c="8"/><text:span text:style-name="T3">btn = (Button) findViewById(R.id.button);</text:span></text:p>
      <text:p text:style-name="P8"><text:soft-page-break/></text:p>
      <text:p text:style-name="P4"><text:s text:c="8"/><text:span text:style-name="T3">user.addTextChangedListener(textWatcher);</text:span></text:p>
      <text:p text:style-name="P4"><text:s text:c="8"/><text:span text:style-name="T3">pass.addTextChangedListener(textWatcher);</text:span></text:p>
      <text:p text:style-name="P8"/>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Toast.makeText(getApplicationContext(), "Login Successful", Toast.LENGTH_LONG).show();</text:span></text:p>
      <text:p text:style-name="P4"><text:s text:c="12"/><text:span text:style-name="T3">}</text:span></text:p>
      <text:p text:style-name="P4"><text:s text:c="8"/><text:span text:style-name="T3">});</text:span></text:p>
      <text:p text:style-name="P4"><text:s text:c="4"/><text:span text:style-name="T3">}</text:span></text:p>
      <text:p text:style-name="P8"/>
      <text:p text:style-name="P4"><text:s text:c="4"/><text:span text:style-name="T3">TextWatcher textWatcher = new TextWatcher() {</text:span></text:p>
      <text:p text:style-name="P4"><text:s text:c="8"/><text:span text:style-name="T3">@Override</text:span></text:p>
      <text:p text:style-name="P4"><text:s text:c="8"/><text:span text:style-name="T3">public void beforeTextChanged(CharSequence charSequence, int i, int i1, int i2) {</text:span></text:p>
      <text:p text:style-name="P8"/>
      <text:p text:style-name="P4"><text:s text:c="8"/><text:span text:style-name="T3">}</text:span></text:p>
      <text:p text:style-name="P8"/>
      <text:p text:style-name="P4"><text:s text:c="8"/><text:span text:style-name="T3">@Override</text:span></text:p>
      <text:p text:style-name="P4"><text:s text:c="8"/><text:span text:style-name="T3">public void onTextChanged(CharSequence charSequence, int i, int i1, int i2) {</text:span></text:p>
      <text:p text:style-name="P4"><text:s text:c="12"/><text:span text:style-name="T3">String usrnme = user.getText().toString().trim();</text:span></text:p>
      <text:p text:style-name="P4"><text:s text:c="12"/><text:span text:style-name="T3">String pswd = pass.getText().toString().trim();</text:span></text:p>
      <text:p text:style-name="P8"/>
      <text:p text:style-name="P4"><text:s text:c="12"/><text:span text:style-name="T3">btn.setEnabled(!usrnme.isEmpty() &amp;&amp; !pswd.isEmpty());</text:span></text:p>
      <text:p text:style-name="P2">// <text:s text:c="11"/>if (usrnme.equals("hello@mail.com")) {</text:p>
      <text:p text:style-name="P2">// <text:s text:c="15"/>if (pswd.equals("Hello")) {</text:p>
      <text:p text:style-name="P8"/>
      <text:p text:style-name="P2">// <text:s text:c="11"/>}</text:p>
      <text:p text:style-name="P2">// <text:s text:c="11"/>else {</text:p>
      <text:p text:style-name="P2">//// <text:s text:c="15"/>btn.setEnabled(false);</text:p>
      <text:p text:style-name="P2">// <text:s text:c="11"/>}</text:p>
      <text:p text:style-name="P4"><text:s text:c="8"/><text:span text:style-name="T3">}</text:span></text:p>
      <text:p text:style-name="P8"/>
      <text:p text:style-name="P4"><text:s text:c="8"/><text:span text:style-name="T3">@Override</text:span></text:p>
      <text:p text:style-name="P4"><text:s text:c="8"/><text:span text:style-name="T3">public void afterTextChanged(Editable editable) {</text:span></text:p>
      <text:p text:style-name="P8"/>
      <text:p text:style-name="P4"><text:s text:c="8"/><text:span text:style-name="T3">}</text:span></text:p>
      <text:p text:style-name="P4"><text:s text:c="4"/><text:span text:style-name="T3">};</text:span></text:p>
      <text:p text:style-name="P3">}</text:p>
      <text:p text:style-name="P18">XML Code</text:p>
      <text:list xml:id="list10151079036596" text:continue-numbering="true" text:style-name="L1">
        <text:list-item>
          <text:p text:style-name="P17">Create an application that will pass username and password on the next screen. <text:span text:style-name="T5">(Same as 8)</text:span></text:p>
          <text:p text:style-name="P17"/>
        </text:list-item>
        <text:list-item>
          <text:p text:style-name="P17">Create simple Application which show the use of List view.</text:p>
        </text:list-item>
      </text:list>
      <text:p text:style-name="P18">Java Code</text:p>
      <text:p text:style-name="P5">public class MainActivity extends AppCompatActivity {</text:p>
      <text:p text:style-name="P4"><text:s text:c="4"/><text:span text:style-name="T3">ListView lst;</text:span></text:p>
      <text:p text:style-name="P4"><text:s text:c="4"/><text:span text:style-name="T3">String subjects[] = {"Data Structure", "Android", "Java", "C/C++", "Python", ".Net", "HTML", "PHP", "CSS", "JavaScript"};</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lst = (ListView) findViewById(R.id.list);</text:span></text:p>
      <text:p text:style-name="P4"><text:soft-page-break/><text:s text:c="8"/><text:span text:style-name="T3">ArrayAdapter&lt;String&gt; arr = new ArrayAdapter&lt;String&gt;(this, androidx.appcompat.R.layout.support_simple_spinner_dropdown_item, subjects);</text:span></text:p>
      <text:p text:style-name="P4"><text:s text:c="8"/><text:span text:style-name="T3">lst.setAdapter(arr);</text:span></text:p>
      <text:p text:style-name="P8"/>
      <text:p text:style-name="P4"><text:s text:c="8"/><text:span text:style-name="T3">lst.setOnItemClickListener(listclick);</text:span></text:p>
      <text:p text:style-name="P4"><text:s text:c="4"/><text:span text:style-name="T3">}</text:span></text:p>
      <text:p text:style-name="P4"><text:s text:c="4"/><text:span text:style-name="T3">AdapterView.OnItemClickListener listclick = new AdapterView.OnItemClickListener() {</text:span></text:p>
      <text:p text:style-name="P4"><text:s text:c="8"/><text:span text:style-name="T3">@Override</text:span></text:p>
      <text:p text:style-name="P4"><text:s text:c="8"/><text:span text:style-name="T3">public void onItemClick(AdapterView&lt;?&gt; adapterView, View view, int i, long l) {</text:span></text:p>
      <text:p text:style-name="P4"><text:s text:c="12"/><text:span text:style-name="T3">String itemvalue = (String) lst.getItemAtPosition(i);</text:span></text:p>
      <text:p text:style-name="P4"><text:s text:c="12"/><text:span text:style-name="T3">Toast.makeText(getApplicationContext(), itemvalue.toString(), Toast.LENGTH_LONG).show();</text:span></text:p>
      <text:p text:style-name="P8"/>
      <text:p text:style-name="P4"><text:s text:c="8"/><text:span text:style-name="T3">}</text:span></text:p>
      <text:p text:style-name="P4"><text:s text:c="4"/><text:span text:style-name="T3">};</text:span></text:p>
      <text:p text:style-name="P3">}</text:p>
      <text:p text:style-name="P19">XML Code</text:p>
      <text:list xml:id="list10150164627067" text:continue-numbering="true" text:style-name="L1">
        <text:list-item>
          <text:p text:style-name="P17">Create simple Application which show the use of Radio button, take 3 radio button. When radio button is selected we have to show the text of radio button using Toast.</text:p>
        </text:list-item>
      </text:list>
      <text:p text:style-name="P19">Java Code</text:p>
      <text:p text:style-name="P6">public class MainActivity extends AppCompatActivity {</text:p>
      <text:p text:style-name="P4"><text:s text:c="4"/><text:span text:style-name="T3">RadioGroup rg;</text:span></text:p>
      <text:p text:style-name="P4"><text:s text:c="4"/><text:span text:style-name="T3">RadioButton rb;</text:span></text:p>
      <text:p text:style-name="P4"><text:s text:c="4"/><text:span text:style-name="T3">Button bt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rg = (RadioGroup) findViewById(R.id.radio);</text:span></text:p>
      <text:p text:style-name="P4"><text:s text:c="8"/><text:span text:style-name="T3">btn = (Button) findViewById(R.id.button);</text:span></text:p>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int out = rg.getCheckedRadioButtonId();</text:span></text:p>
      <text:p text:style-name="P4"><text:s text:c="16"/><text:span text:style-name="T3">if (out != -1) {</text:span></text:p>
      <text:p text:style-name="P4"><text:s text:c="20"/><text:span text:style-name="T3">rb = findViewById(out);</text:span></text:p>
      <text:p text:style-name="P4"><text:s text:c="20"/><text:span text:style-name="T3">String text = "Selected Subject is - "+rb.getText().toString();</text:span></text:p>
      <text:p text:style-name="P4"><text:s text:c="20"/><text:span text:style-name="T3">Toast.makeText(getApplicationContext(), text, Toast.LENGTH_LONG).show();</text:span></text:p>
      <text:p text:style-name="P4"><text:s text:c="16"/><text:span text:style-name="T3">}</text:span></text:p>
      <text:p text:style-name="P4"><text:s text:c="16"/><text:span text:style-name="T3">else {</text:span></text:p>
      <text:p text:style-name="P4"><text:s text:c="20"/><text:span text:style-name="T3">Toast.makeText(getApplicationContext(), "No Subject Selected", Toast.LENGTH_LONG).show();</text:span></text:p>
      <text:p text:style-name="P4"><text:s text:c="16"/><text:span text:style-name="T3">}</text:span></text:p>
      <text:p text:style-name="P4"><text:s text:c="12"/><text:span text:style-name="T3">}</text:span></text:p>
      <text:p text:style-name="P4"><text:s text:c="8"/><text:span text:style-name="T3">});</text:span></text:p>
      <text:p text:style-name="P4"><text:s text:c="4"/><text:span text:style-name="T3">}</text:span></text:p>
      <text:p text:style-name="P3">}</text:p>
      <text:p text:style-name="P19">XML Code</text:p>
      <text:list xml:id="list10150133267963" text:continue-numbering="true" text:style-name="L1">
        <text:list-item>
          <text:p text:style-name="P17">Create simple Application which show the use of Checkbox component, take 3 checkbox and 1 button when you check the checkboxs <text:soft-page-break/>and click on button then you have to show which checkbox is check with text of checkbox using Toast.</text:p>
        </text:list-item>
      </text:list>
      <text:p text:style-name="P19">Java Code</text:p>
      <text:p text:style-name="P6">public class MainActivity extends AppCompatActivity {</text:p>
      <text:p text:style-name="P4"><text:s text:c="4"/><text:span text:style-name="T3">CheckBox cri, hoc, foot;</text:span></text:p>
      <text:p text:style-name="P4"><text:s text:c="4"/><text:span text:style-name="T3">Button bt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cri = (CheckBox) findViewById(R.id.first);</text:span></text:p>
      <text:p text:style-name="P4"><text:s text:c="8"/><text:span text:style-name="T3">hoc = (CheckBox) findViewById(R.id.sec);</text:span></text:p>
      <text:p text:style-name="P4"><text:s text:c="8"/><text:span text:style-name="T3">foot = (CheckBox) findViewById(R.id.third);</text:span></text:p>
      <text:p text:style-name="P4"><text:s text:c="8"/><text:span text:style-name="T3">btn = (Button) findViewById(R.id.submit);</text:span></text:p>
      <text:p text:style-name="P8"/>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StringBuilder result = new StringBuilder();</text:span></text:p>
      <text:p text:style-name="P4"><text:s text:c="16"/><text:span text:style-name="T3">result.append("You Favorite Sports are - ");</text:span></text:p>
      <text:p text:style-name="P4"><text:s text:c="16"/><text:span text:style-name="T3">if (cri.isChecked()) {</text:span></text:p>
      <text:p text:style-name="P4"><text:s text:c="20"/><text:span text:style-name="T3">result.append("\n Cricket");</text:span></text:p>
      <text:p text:style-name="P4"><text:s text:c="16"/><text:span text:style-name="T3">}</text:span></text:p>
      <text:p text:style-name="P4"><text:s text:c="16"/><text:span text:style-name="T3">if (hoc.isChecked()) {</text:span></text:p>
      <text:p text:style-name="P4"><text:s text:c="20"/><text:span text:style-name="T3">result.append("\n Hockey");</text:span></text:p>
      <text:p text:style-name="P4"><text:s text:c="16"/><text:span text:style-name="T3">}</text:span></text:p>
      <text:p text:style-name="P4"><text:s text:c="16"/><text:span text:style-name="T3">if (foot.isChecked()) {</text:span></text:p>
      <text:p text:style-name="P4"><text:s text:c="20"/><text:span text:style-name="T3">result.append("\n Football");</text:span></text:p>
      <text:p text:style-name="P4"><text:s text:c="16"/><text:span text:style-name="T3">}</text:span></text:p>
      <text:p text:style-name="P4"><text:s text:c="16"/><text:span text:style-name="T3">Toast.makeText(MainActivity.this, result, Toast.LENGTH_SHORT).show();</text:span></text:p>
      <text:p text:style-name="P4"><text:s text:c="12"/><text:span text:style-name="T3">}</text:span></text:p>
      <text:p text:style-name="P4"><text:s text:c="8"/><text:span text:style-name="T3">});</text:span></text:p>
      <text:p text:style-name="P4"><text:s text:c="4"/><text:span text:style-name="T3">}</text:span></text:p>
      <text:p text:style-name="P3">}</text:p>
      <text:p text:style-name="P19">XML Code</text:p>
      <text:list xml:id="list10151036654521" text:continue-numbering="true" text:style-name="L1">
        <text:list-item>
          <text:p text:style-name="P17">Create simple Application which show the use of CheckBox component, take 3 checkbox when you check the checkboxs then you have to show which checkbox is check with text of checkbox using Toast.</text:p>
          <text:p text:style-name="P20">(Same as 12 so not done)</text:p>
          <text:p text:style-name="P20"/>
        </text:list-item>
        <text:list-item>
          <text:p text:style-name="P20">Create simple Application which shows the use of WebView.</text:p>
        </text:list-item>
      </text:list>
      <text:p text:style-name="P19"><text:span text:style-name="T4">Java Code</text:span></text:p>
      <text:p text:style-name="P6">public class MainActivity extends AppCompatActivity {</text:p>
      <text:p text:style-name="P4"><text:s text:c="4"/><text:span text:style-name="T3">WebView webview;</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webview = (WebView) findViewById(R.id.webview);</text:span></text:p>
      <text:p text:style-name="P4"><text:s text:c="8"/><text:span text:style-name="T3">webview.setWebViewClient(new WebViewClient());</text:span></text:p>
      <text:p text:style-name="P4"><text:s text:c="8"/><text:span text:style-name="T3">webview.loadUrl("https://google.co.in");</text:span></text:p>
      <text:p text:style-name="P4"><text:s text:c="4"/><text:span text:style-name="T3">}</text:span></text:p>
      <text:p text:style-name="P3"><text:soft-page-break/>}</text:p>
      <text:p text:style-name="P9"><text:span text:style-name="T6">XML Code</text:span></text:p>
      <text:p text:style-name="P25"/>
      <text:list xml:id="list10150343323965" text:continue-numbering="true" text:style-name="L1">
        <text:list-item>
          <text:p text:style-name="P20">Create simple Application which shows the use of SeekBar.</text:p>
        </text:list-item>
      </text:list>
      <text:p text:style-name="P19">Java Code</text:p>
      <text:p text:style-name="P6">public class MainActivity extends AppCompatActivity {</text:p>
      <text:p text:style-name="P8"/>
      <text:p text:style-name="P4"><text:s text:c="4"/><text:span text:style-name="T3">TextView text;</text:span></text:p>
      <text:p text:style-name="P4"><text:s text:c="4"/><text:span text:style-name="T3">ProgressBar progressbar;</text:span></text:p>
      <text:p text:style-name="P4"><text:s text:c="4"/><text:span text:style-name="T3">SeekBar seekbar;</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text = (TextView) findViewById(R.id.textview);</text:span></text:p>
      <text:p text:style-name="P4"><text:s text:c="8"/><text:span text:style-name="T3">progressbar = (ProgressBar) findViewById(R.id.progressbar);</text:span></text:p>
      <text:p text:style-name="P4"><text:s text:c="8"/><text:span text:style-name="T3">seekbar = (SeekBar) findViewById(R.id.seekbar);</text:span></text:p>
      <text:p text:style-name="P8"/>
      <text:p text:style-name="P4"><text:s text:c="8"/><text:span text:style-name="T3">seekbar.setOnSeekBarChangeListener(new SeekBar.OnSeekBarChangeListener() {</text:span></text:p>
      <text:p text:style-name="P4"><text:s text:c="12"/><text:span text:style-name="T3">@Override</text:span></text:p>
      <text:p text:style-name="P4"><text:s text:c="12"/><text:span text:style-name="T3">public void onProgressChanged(SeekBar seekBar, int i, boolean b) {</text:span></text:p>
      <text:p text:style-name="P4"><text:s text:c="16"/><text:span text:style-name="T3">progressbar.setProgress(i);</text:span></text:p>
      <text:p text:style-name="P4"><text:s text:c="16"/><text:span text:style-name="T3">text.setText(""+ i + "%");</text:span></text:p>
      <text:p text:style-name="P4"><text:s text:c="12"/><text:span text:style-name="T3">}</text:span></text:p>
      <text:p text:style-name="P8"/>
      <text:p text:style-name="P4"><text:s text:c="12"/><text:span text:style-name="T3">@Override</text:span></text:p>
      <text:p text:style-name="P4"><text:s text:c="12"/><text:span text:style-name="T3">public void onStartTrackingTouch(SeekBar seekBar) {</text:span></text:p>
      <text:p text:style-name="P8"/>
      <text:p text:style-name="P4"><text:s text:c="12"/><text:span text:style-name="T3">}</text:span></text:p>
      <text:p text:style-name="P8"/>
      <text:p text:style-name="P4"><text:s text:c="12"/><text:span text:style-name="T3">@Override</text:span></text:p>
      <text:p text:style-name="P4"><text:s text:c="12"/><text:span text:style-name="T3">public void onStopTrackingTouch(SeekBar seekBar) {</text:span></text:p>
      <text:p text:style-name="P8"/>
      <text:p text:style-name="P4"><text:s text:c="12"/><text:span text:style-name="T3">}</text:span></text:p>
      <text:p text:style-name="P4"><text:s text:c="8"/><text:span text:style-name="T3">});</text:span></text:p>
      <text:p text:style-name="P4"><text:s text:c="4"/><text:span text:style-name="T3">}</text:span></text:p>
      <text:p text:style-name="P3">}</text:p>
      <text:p text:style-name="P19">XML Code</text:p>
      <text:list xml:id="list10150189742117" text:continue-numbering="true" text:style-name="L1">
        <text:list-item>
          <text:p text:style-name="P20">Create simple Application which shows the use of RatingBar</text:p>
        </text:list-item>
      </text:list>
      <text:p text:style-name="P19">Java Code</text:p>
      <text:p text:style-name="P6">public class MainActivity extends AppCompatActivity {</text:p>
      <text:p text:style-name="P8"/>
      <text:p text:style-name="P4"><text:s text:c="4"/><text:span text:style-name="T3">RatingBar rating;</text:span></text:p>
      <text:p text:style-name="P4"><text:s text:c="4"/><text:span text:style-name="T3">Button butto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rating = (RatingBar) findViewById(R.id.ratingbar);</text:span></text:p>
      <text:p text:style-name="P4"><text:s text:c="8"/><text:span text:style-name="T3">button = (Button) findViewById(R.id.button);</text:span></text:p>
      <text:p text:style-name="P8"/>
      <text:p text:style-name="P4"><text:s text:c="8"/><text:span text:style-name="T3">button.setOnClickListener(new View.OnClickListener() {</text:span></text:p>
      <text:p text:style-name="P4"><text:s text:c="12"/><text:span text:style-name="T3">@Override</text:span></text:p>
      <text:p text:style-name="P4"><text:soft-page-break/><text:s text:c="12"/><text:span text:style-name="T3">public void onClick(View view) {</text:span></text:p>
      <text:p text:style-name="P4"><text:s text:c="16"/><text:span text:style-name="T3">String s = String.valueOf(rating.getRating());</text:span></text:p>
      <text:p text:style-name="P4"><text:s text:c="16"/><text:span text:style-name="T3">Toast.makeText(getApplicationContext(), s+" Star", Toast.LENGTH_LONG).show();</text:span></text:p>
      <text:p text:style-name="P4"><text:s text:c="12"/><text:span text:style-name="T3">}</text:span></text:p>
      <text:p text:style-name="P4"><text:s text:c="8"/><text:span text:style-name="T3">});</text:span></text:p>
      <text:p text:style-name="P4"><text:s text:c="4"/><text:span text:style-name="T3">}</text:span></text:p>
      <text:p text:style-name="P3">}</text:p>
      <text:p text:style-name="P25"/>
      <text:p text:style-name="P19">XML Code</text:p>
      <text:list xml:id="list10150999094649" text:continue-numbering="true" text:style-name="L1">
        <text:list-item>
          <text:p text:style-name="P20">Create simple Application which shows the use of Alert Dialog.</text:p>
        </text:list-item>
      </text:list>
      <text:p text:style-name="P22">Java Code</text:p>
      <text:p text:style-name="P7">public class MainActivity extends AppCompatActivity {</text:p>
      <text:p text:style-name="P8"/>
      <text:p text:style-name="P4"><text:s text:c="4"/><text:span text:style-name="T3">Button bt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btn = (Button) findViewById(R.id.button);</text:span></text:p>
      <text:p text:style-name="P4"><text:s text:c="8"/><text:span text:style-name="T3">btn.setOnClickListener(view -&gt; {</text:span></text:p>
      <text:p text:style-name="P4"><text:s text:c="12"/><text:span text:style-name="T3">AlertDialog.Builder builder = new AlertDialog.Builder(MainActivity.this);</text:span></text:p>
      <text:p text:style-name="P4"><text:s text:c="12"/><text:span text:style-name="T3">builder.setMessage("Click Yes, to close this Application");</text:span></text:p>
      <text:p text:style-name="P4"><text:s text:c="12"/><text:span text:style-name="T3">builder.setTitle("Alert Box");</text:span></text:p>
      <text:p text:style-name="P4"><text:s text:c="12"/><text:span text:style-name="T3">builder.setCancelable(false);</text:span></text:p>
      <text:p text:style-name="P4"><text:s text:c="12"/><text:span text:style-name="T3">builder.setPositiveButton("Yes", new DialogInterface.OnClickListener() {</text:span></text:p>
      <text:p text:style-name="P4"><text:s text:c="16"/><text:span text:style-name="T3">@Override</text:span></text:p>
      <text:p text:style-name="P4"><text:s text:c="16"/><text:span text:style-name="T3">public void onClick(DialogInterface dialogInterface, int i) {</text:span></text:p>
      <text:p text:style-name="P4"><text:s text:c="20"/><text:span text:style-name="T3">finish();</text:span></text:p>
      <text:p text:style-name="P4"><text:s text:c="16"/><text:span text:style-name="T3">}</text:span></text:p>
      <text:p text:style-name="P4"><text:s text:c="12"/><text:span text:style-name="T3">});</text:span></text:p>
      <text:p text:style-name="P4"><text:s text:c="12"/><text:span text:style-name="T3">builder.setNegativeButton("No", ((dialog, which) -&gt; dialog.cancel()));</text:span></text:p>
      <text:p text:style-name="P4"><text:s text:c="12"/><text:span text:style-name="T3">builder.show();</text:span></text:p>
      <text:p text:style-name="P4"><text:s text:c="8"/><text:span text:style-name="T3">});</text:span></text:p>
      <text:p text:style-name="P4"><text:s text:c="4"/><text:span text:style-name="T3">}</text:span></text:p>
      <text:p text:style-name="P3">}</text:p>
      <text:p text:style-name="P26"/>
      <text:p text:style-name="P22">XML Code</text:p>
      <text:list xml:id="list10151277381365" text:continue-numbering="true" text:style-name="L1">
        <text:list-item>
          <text:p text:style-name="P21">Create simple Application which shows the use of TimePicker.</text:p>
        </text:list-item>
      </text:list>
      <text:p text:style-name="P22">Java Code</text:p>
      <text:p text:style-name="P7">public class MainActivity extends AppCompatActivity {</text:p>
      <text:p text:style-name="P8"/>
      <text:p text:style-name="P4"><text:s text:c="4"/><text:span text:style-name="T3">Button btn;</text:span></text:p>
      <text:p text:style-name="P4"><text:s text:c="4"/><text:span text:style-name="T3">TextView text;</text:span></text:p>
      <text:p text:style-name="P4"><text:s text:c="4"/><text:span text:style-name="T3">TimePicker timePicker;</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btn = (Button) findViewById(R.id.button);</text:span></text:p>
      <text:p text:style-name="P4"><text:soft-page-break/><text:s text:c="8"/><text:span text:style-name="T3">text = (TextView) findViewById(R.id.textview);</text:span></text:p>
      <text:p text:style-name="P4"><text:s text:c="8"/><text:span text:style-name="T3">timePicker = (TimePicker) findViewById(R.id.timepicker);</text:span></text:p>
      <text:p text:style-name="P4"><text:s text:c="8"/><text:span text:style-name="T3">text.setText(gettime());</text:span></text:p>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text.setText(gettime());</text:span></text:p>
      <text:p text:style-name="P4"><text:s text:c="12"/><text:span text:style-name="T3">}</text:span></text:p>
      <text:p text:style-name="P4"><text:s text:c="8"/><text:span text:style-name="T3">});</text:span></text:p>
      <text:p text:style-name="P4"><text:s text:c="4"/><text:span text:style-name="T3">}</text:span></text:p>
      <text:p text:style-name="P4"><text:s text:c="4"/><text:span text:style-name="T3">public String gettime() {</text:span></text:p>
      <text:p text:style-name="P4"><text:s text:c="8"/><text:span text:style-name="T3">String time = "Current Time is - " + timePicker.getCurrentHour()+":"+timePicker.getCurrentMinute();</text:span></text:p>
      <text:p text:style-name="P4"><text:s text:c="8"/><text:span text:style-name="T3">return time;</text:span></text:p>
      <text:p text:style-name="P4"><text:s text:c="4"/><text:span text:style-name="T3">}</text:span></text:p>
      <text:p text:style-name="P3">}</text:p>
      <text:p text:style-name="P26"/>
      <text:p text:style-name="P22">XML Code</text:p>
      <text:list xml:id="list10150032594014" text:continue-numbering="true" text:style-name="L1">
        <text:list-item>
          <text:p text:style-name="P21">Create simple Application which shows the use of DatePicker</text:p>
        </text:list-item>
      </text:list>
      <text:p text:style-name="P22">Java Code</text:p>
      <text:p text:style-name="P7">public class MainActivity extends AppCompatActivity {</text:p>
      <text:p text:style-name="P8"/>
      <text:p text:style-name="P4"><text:s text:c="4"/><text:span text:style-name="T3">DatePicker datePicker;</text:span></text:p>
      <text:p text:style-name="P4"><text:s text:c="4"/><text:span text:style-name="T3">TextView text;</text:span></text:p>
      <text:p text:style-name="P4"><text:s text:c="4"/><text:span text:style-name="T3">Button btn;</text:span></text:p>
      <text:p text:style-name="P8"/>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datePicker = (DatePicker) findViewById(R.id.datepicker);</text:span></text:p>
      <text:p text:style-name="P4"><text:s text:c="8"/><text:span text:style-name="T3">text = (TextView) findViewById(R.id.textview);</text:span></text:p>
      <text:p text:style-name="P4"><text:s text:c="8"/><text:span text:style-name="T3">btn = (Button) findViewById(R.id.button);</text:span></text:p>
      <text:p text:style-name="P8"/>
      <text:p text:style-name="P4"><text:s text:c="8"/><text:span text:style-name="T3">text.setText(getdate());</text:span></text:p>
      <text:p text:style-name="P8"/>
      <text:p text:style-name="P4"><text:s text:c="8"/><text:span text:style-name="T3">btn.setOnClickListener(new View.OnClickListener() {</text:span></text:p>
      <text:p text:style-name="P4"><text:s text:c="12"/><text:span text:style-name="T3">@Override</text:span></text:p>
      <text:p text:style-name="P4"><text:s text:c="12"/><text:span text:style-name="T3">public void onClick(View view) {</text:span></text:p>
      <text:p text:style-name="P4"><text:s text:c="16"/><text:span text:style-name="T3">text.setText(getdate());</text:span></text:p>
      <text:p text:style-name="P4"><text:s text:c="12"/><text:span text:style-name="T3">}</text:span></text:p>
      <text:p text:style-name="P4"><text:s text:c="8"/><text:span text:style-name="T3">});</text:span></text:p>
      <text:p text:style-name="P4"><text:s text:c="4"/><text:span text:style-name="T3">}</text:span></text:p>
      <text:p text:style-name="P4"><text:s text:c="4"/><text:span text:style-name="T3">public String getdate() {</text:span></text:p>
      <text:p text:style-name="P4"><text:s text:c="8"/><text:span text:style-name="T3">String date = "Today's Date is - " + datePicker.getDayOfMonth()+"/"+datePicker.getMonth()+"/"+datePicker.getYear();</text:span></text:p>
      <text:p text:style-name="P4"><text:s text:c="8"/><text:span text:style-name="T3">return date;</text:span></text:p>
      <text:p text:style-name="P4"><text:s text:c="4"/><text:span text:style-name="T3">}</text:span></text:p>
      <text:p text:style-name="P3">}</text:p>
      <text:p text:style-name="P26"/>
      <text:p text:style-name="P22">XML Code</text:p>
      <text:list xml:id="list10149660587271" text:continue-numbering="true" text:style-name="L1">
        <text:list-item>
          <text:p text:style-name="P21">Create simple Application which shows the use of ImageView.</text:p>
        </text:list-item>
      </text:list>
      <text:p text:style-name="P22">Java Code</text:p>
      <text:p text:style-name="P7">public class MainActivity extends AppCompatActivity {</text:p>
      <text:p text:style-name="P8"/>
      <text:p text:style-name="P4"><text:s text:c="4"/><text:span text:style-name="T3">ImageView image;</text:span></text:p>
      <text:p text:style-name="P8"><text:soft-page-break/></text:p>
      <text:p text:style-name="P4"><text:s text:c="4"/><text:span text:style-name="T3">@Override</text:span></text:p>
      <text:p text:style-name="P4"><text:s text:c="4"/><text:span text:style-name="T3">protected void onCreate(Bundle savedInstanceState) {</text:span></text:p>
      <text:p text:style-name="P4"><text:s text:c="8"/><text:span text:style-name="T3">super.onCreate(savedInstanceState);</text:span></text:p>
      <text:p text:style-name="P4"><text:s text:c="8"/><text:span text:style-name="T3">setContentView(R.layout.activity_main);</text:span></text:p>
      <text:p text:style-name="P8"/>
      <text:p text:style-name="P4"><text:s text:c="8"/><text:span text:style-name="T3">image = (ImageView) findViewById(R.id.imageView);</text:span></text:p>
      <text:p text:style-name="P4"><text:s text:c="8"/><text:span text:style-name="T3">image.setImageResource(R.drawable.aman);</text:span></text:p>
      <text:p text:style-name="P4"><text:s text:c="4"/><text:span text:style-name="T3">}</text:span></text:p>
      <text:p text:style-name="P1"><text:span text:style-name="T4">}</text:span></text:p>
      <text:p text:style-name="P22">XML Code</text:p>
      <text:list xml:id="list10151212186603" text:continue-numbering="true" text:style-name="L1">
        <text:list-item>
          <text:p text:style-name="P21">Create application in which take two button start and stop service. When you press start button one service should be started and when you press stop then service should be destroy.</text:p>
        </text:list-item>
        <text:list-item>
          <text:p text:style-name="P21">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6T00:24:29.820915937</meta:creation-date>
    <dc:date>2022-08-06T01:01:49.093187533</dc:date>
    <meta:editing-duration>PT4M17S</meta:editing-duration>
    <meta:editing-cycles>1</meta:editing-cycles>
    <meta:document-statistic meta:table-count="0" meta:image-count="0" meta:object-count="0" meta:page-count="14" meta:paragraph-count="572" meta:word-count="1798" meta:character-count="22001" meta:non-whitespace-character-count="16756"/>
    <meta:generator>LibreOffice/7.3.5.2$Linux_X86_64 LibreOffice_project/184fe81b8c8c30d8b5082578aee2fed2ea847c01</meta:generator>
  </office:meta>
</office:document-meta>
</file>